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Tabla1" style:family="table">
      <style:table-properties style:width="15.171cm" fo:margin-left="-0.191cm" fo:margin-top="0cm" fo:margin-bottom="0cm" table:align="left" style:writing-mode="lr-tb"/>
    </style:style>
    <style:style style:name="Tabla1.A" style:family="table-column">
      <style:table-column-properties style:column-width="2.413cm"/>
    </style:style>
    <style:style style:name="Tabla1.B" style:family="table-column">
      <style:table-column-properties style:column-width="4.443cm"/>
    </style:style>
    <style:style style:name="Tabla1.C" style:family="table-column">
      <style:table-column-properties style:column-width="8.315cm"/>
    </style:style>
    <style:style style:name="Tabla1.1" style:family="table-row">
      <style:table-row-properties style:min-row-height="0.519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476cm" fo:keep-together="auto"/>
    </style:style>
    <style:style style:name="Tabla1.3" style:family="table-row">
      <style:table-row-properties style:min-row-height="0.506cm" fo:keep-together="auto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 style:list-style-name="WWNum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</style:style>
    <style:style style:name="P3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>
        <style:tab-stops/>
      </style:paragraph-properties>
    </style:style>
    <style:style style:name="P4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style:font-name="Arial" fo:font-size="10pt" style:font-size-asian="10pt" style:font-name-complex="Arial2" style:font-size-complex="10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2" style:font-size-complex="10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0pt" officeooo:rsid="00131cb3" officeooo:paragraph-rsid="00131cb3" style:font-size-asian="10pt" style:font-name-complex="Arial2" style:font-size-complex="10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0pt" officeooo:rsid="0013fbac" officeooo:paragraph-rsid="0013fbac" style:font-size-asian="10pt" style:font-name-complex="Arial2" style:font-size-complex="10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0pt" officeooo:rsid="00143832" officeooo:paragraph-rsid="00143832" style:font-size-asian="10pt" style:font-name-complex="Arial2" style:font-size-complex="10pt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style:font-name="Arial" fo:font-size="10pt" style:letter-kerning="false" style:font-name-asian="Times New Roman1" style:font-size-asian="10pt" style:language-asian="es" style:country-asian="ES" style:font-name-complex="Arial2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style:letter-kerning="false" style:font-name-asian="Times New Roman1" style:language-asian="es" style:country-asian="ES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letter-kerning="false" style:font-name-asian="Times New Roman1" style:language-asian="es" style:country-asian="ES" style:language-complex="ar" style:country-complex="SA"/>
    </style:style>
    <style:style style:name="T1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2" style:family="text">
      <style:text-properties style:font-name="Arial" fo:font-size="10pt" style:font-size-asian="10pt" style:font-name-complex="Arial2" style:font-size-complex="10pt"/>
    </style:style>
    <style:style style:name="T3" style:family="text">
      <style:text-properties style:font-name="Comic Sans MS"/>
    </style:style>
    <style:style style:name="T4" style:family="text">
      <style:text-properties style:font-name="Comic Sans MS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ES RELATIVAS A CUSTOS DA SINISTRALIDADE</text:span><text:span text:style-name="T1"/></text:p>
      <text:p text:style-name="P7"/>
      <text:list xml:id="list979150508" text:style-name="WWNum1">
        <text:list-item>
          <text:p text:style-name="P2"><text:span text:style-name="T2">Na empresa Polireactor S.L., dedicada á fabricación de resinas e dotada de reactores de polimerización, en data 12/01/21, o traballador Anxo González Creus, sofre un AT. A descrición do mesmo detállase a continuación: o día do accidente, a varanda da escaleira de acceso aos reactores (para a súa inspección e tamén mantemento e limpeza) desmontouse para reparala, e os chanzos metálicos, tiñan un produto pegado procedente dos pisos superiores, que non fora limpado. O operario escorregou e, ao non poder apoiarse na varanda, caeu ao chan desde uns 3 metros de altura, dándose un golpe coa perna dereita contra unha carretilla de man metálica que estaba ao pé da escaleira, quedando algo conmocionado. O suceso, ocorreu ás 10 da mañá (3 horas despois de comezar a xornada que, por certo, dura 8 horas e distribúese de luns a venres). Pedro e Maria Jesús, amigos inseparábeis do accidentado, procederon a socorrer en primeira instancia a Anxo e, posteriormente, acompañárono nas primeiras asistencias de botiquín; o tempo investido polos compañeiros, foi de 4 horas tras as cais, continuaron cos seus traballos. Rebeca e Roberto, responsábeis de produción pasáronse desde as 11:00 as 15:00, realizando trámites, preguntas e demais cuestións relacionadas co accidente. Estímase que os custos en atencións médica foron de 250 € e os gastos de locomoción até o hospital (debido ao tipo de accidente tivo que ser trasladado en ambulancia especial) foron de 200 €.</text:span><text:span text:style-name="T2"/></text:p>
        </text:list-item>
      </text:list>
      <text:p text:style-name="P4"><text:span text:style-name="T2">Os reactores, como consecuencia da súa paralización, produciron unha caída na produción estimada en 2 toneladas de polímero (valor tonelada 13000 €) e secáronse materiais (MP, produtos en curso,…) por valor de 50000 €.</text:span><text:span text:style-name="T2"/></text:p>
      <text:p text:style-name="P4"><text:span text:style-name="T2">A empresa, enfróntase a unha indemnización por danos e prexuízos de 8000 € e os custos de defensa xurídica ascenderon a 3500 €.</text:span><text:span text:style-name="T2"/></text:p>
      <text:p text:style-name="P4"><text:span text:style-name="T2">Como consecuencia do accidente (publicado en prensa) a empresa experimentou a cancelación de 2 pedidos importantes que supuñan 10000 €.</text:span><text:span text:style-name="T2"/></text:p>
      <text:p text:style-name="P4"><text:span text:style-name="T2">A empresa, debeu contratar a un substituto (estímase que ata que comece a ser produtivo, pasarán 5 días)</text:span><text:span text:style-name="T2"/></text:p>
      <text:p text:style-name="P4"><text:span text:style-name="T2">Ao accidentado, diagnostícaselle hematoma da perna dereita, estando de baixa 140 días e con secuelas de prexuízo estético moderado e parestesia de partes acras.</text:span><text:span text:style-name="T2"/></text:p>
      <text:p text:style-name="P4"><text:span text:style-name="T2">A empresa incumpriu a normativa de prevención de suspender o traballo no reactor ata que non se arranxou a varanda da escaleira. Por este motivo ocorreu o accidente, con consecuencias graves para o operario. A infracción é grave (segundo o artigo 12 da LISOS RD 5/2000) con sancións comprendidas entre 1502 € e 30052 € (finalmente, a Autoridade Laboral, a proposta da Inspección de Traballo, imponlle unha sanción de 10000 €).</text:span><text:span text:style-name="T2"/></text:p>
      <text:p text:style-name="P8"/>
      <text:p text:style-name="P8"/>
      <text:p text:style-name="P8"/>
      <text:p text:style-name="P8"/>
      <text:p text:style-name="P5"><text:soft-page-break/><text:span text:style-name="T2">Os datos de custos salariais e de SS, son os seguintes:</text:span><text:span text:style-name="T2"/>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4"><text:span text:style-name="T1">Salario bruto mensual</text:span><text:span text:style-name="T1"/></text:p>
          </table:table-cell>
          <table:table-cell table:style-name="Tabla1.A1" office:value-type="string">
            <text:p text:style-name="P14"><text:span text:style-name="T1">Cotizacións Seguridade Social (mensuais)</text:span><text:span text:style-name="T1"/></text:p>
          </table:table-cell>
        </table:table-row>
        <table:table-row table:style-name="Tabla1.2">
          <table:table-cell table:style-name="Tabla1.A1" office:value-type="string">
            <text:p text:style-name="P14"><text:span text:style-name="T1">Operarios</text:span><text:span text:style-name="T1"/></text:p>
          </table:table-cell>
          <table:table-cell table:style-name="Tabla1.A1" office:value-type="string">
            <text:p text:style-name="P15"><text:span text:style-name="T2">1200 €</text:span><text:span text:style-name="T2"/></text:p>
          </table:table-cell>
          <table:table-cell table:style-name="Tabla1.A1" office:value-type="string">
            <text:p text:style-name="P15"><text:span text:style-name="T2">517.3 €</text:span><text:span text:style-name="T2"/></text:p>
          </table:table-cell>
        </table:table-row>
        <table:table-row table:style-name="Tabla1.3">
          <table:table-cell table:style-name="Tabla1.A1" office:value-type="string">
            <text:p text:style-name="P14"><text:span text:style-name="T1">Substituto</text:span><text:span text:style-name="T1"/></text:p>
          </table:table-cell>
          <table:table-cell table:style-name="Tabla1.A1" office:value-type="string">
            <text:p text:style-name="P15"><text:span text:style-name="T2">1000 €</text:span><text:span text:style-name="T2"/></text:p>
          </table:table-cell>
          <table:table-cell table:style-name="Tabla1.A1" office:value-type="string">
            <text:p text:style-name="P15"><text:span text:style-name="T2">431.08 €</text:span><text:span text:style-name="T2"/></text:p>
          </table:table-cell>
        </table:table-row>
        <table:table-row table:style-name="Tabla1.3">
          <table:table-cell table:style-name="Tabla1.A1" office:value-type="string">
            <text:p text:style-name="P14"><text:span text:style-name="T1">Mandos</text:span><text:span text:style-name="T1"/></text:p>
          </table:table-cell>
          <table:table-cell table:style-name="Tabla1.A1" office:value-type="string">
            <text:p text:style-name="P15"><text:span text:style-name="T2">1600 €</text:span><text:span text:style-name="T2"/></text:p>
          </table:table-cell>
          <table:table-cell table:style-name="Tabla1.A1" office:value-type="string">
            <text:p text:style-name="P15"><text:span text:style-name="T2">689.73 €</text:span><text:span text:style-name="T2"/></text:p>
          </table:table-cell>
        </table:table-row>
      </table:table>
      <text:p text:style-name="P9"/>
      <text:p text:style-name="P9"/>
      <text:p text:style-name="P4"><text:span text:style-name="T2">Os custos de solucionar a orixe ou causa do accidente (colocar a varanda da escaleira) terían sido… 3000 €. Realiza, logo do cálculo do custe do accidente, unha análise custo-beneficio e SORPRÉNDETE!!</text:span><text:span text:style-name="T2"/></text:p>
      <text:p text:style-name="P4"><text:span text:style-name="T2"/></text:p>
      <text:p text:style-name="P10">+ custos operario 5horas x [(salario/hora)/30dias/8horas]+ 5horas de cotizacion x (cotizacion/hora) 25 + 10.78€<text:span text:style-name="T2"/></text:p>
      <text:p text:style-name="P10">+ 2x compañeiros 4/8 x 1200/30 <text:s/>+4/8 x 517.3/30 =40 +17,24€<text:span text:style-name="T2"/></text:p>
      <text:p text:style-name="P10">+ 2x custos mandos salario + cotizacion 4/8 x1600/30 + 4/8 x 689,73/30 =53.33+22.99€<text:span text:style-name="T2"/></text:p>
      <text:p text:style-name="P10">+ <text:s/>custos sustituto 1000/30 x5 +431,08/30x 5 =166.67+71,85€<text:span text:style-name="T2"/></text:p>
      <text:p text:style-name="P11">+ cotizacion ss durante baixa medica 517,3/30 x 140 = 2414,07€<text:span text:style-name="T2"/></text:p>
      <text:p text:style-name="P11"/>
      <text:p text:style-name="P11">total=2821.93€<text:span text:style-name="T2"/></text:p>
      <text:p text:style-name="P12"/>
      <text:p text:style-name="P12">outros custos<text:span text:style-name="T2"/></text:p>
      <text:p text:style-name="P12">+ 76000.00<text:span text:style-name="T2"/></text:p>
      <text:p text:style-name="P12">+31950<text:span text:style-name="T2"/></text:p>
      <text:p text:style-name="P12">coste total=110771,93€<text:span text:style-name="T2"/></text:p>
      <text:p text:style-name="P12">-3000= diñeiro aforrado se instalase a barandilla<text:span text:style-name="T2"/></text:p>
      <text:p text:style-name="P10"/>
      <text:p text:style-name="P10"/>
      <text:p text:style-name="P9"/>
      <text:list xml:id="list113241549101827" text:continue-numbering="true" text:style-name="WWNum1">
        <text:list-item>
          <text:p text:style-name="P2"><text:span text:style-name="T2">Na empresa ASTALEIROS CÁNTABROS durante o ano 2019 rexistráronse os seguintes accidentes:</text:span><text:span text:style-name="T2"/></text:p>
          <text:list>
            <text:list-item>
              <text:p text:style-name="P3"><text:span text:style-name="T2">17 de maio: 2 feridos que necesitaron atención médica, podendo incorporarse dentro do mesmo día de traballo.</text:span><text:span text:style-name="T2"/></text:p>
            </text:list-item>
            <text:list-item>
              <text:p text:style-name="P3"><text:span text:style-name="T2">23 de xuño: accidente sen lesións que produciron 751,27 € de perdas materiais.</text:span><text:span text:style-name="T2"/></text:p>
            </text:list-item>
            <text:list-item>
              <text:p text:style-name="P3"><text:span text:style-name="T2">24 de xullo: accidente sen lesións e 150,25 € de perdas materiais.</text:span><text:span text:style-name="T2"/></text:p>
            </text:list-item>
            <text:list-item>
              <text:p text:style-name="P3"><text:span text:style-name="T2">31 de xullo: traballador ferido grave que tarda 15 días en curar.</text:span><text:span text:style-name="T2"/></text:p>
            </text:list-item>
            <text:list-item>
              <text:p text:style-name="P3"><text:span text:style-name="T2">18 de outubro: accidente que obriga a acudir ao botiquín durante 1 hora.</text:span><text:span text:style-name="T2"/></text:p>
            </text:list-item>
            <text:list-item>
              <text:p text:style-name="P3"><text:span text:style-name="T2">24 de decembro: accidente dun traballador que require intervención hospitalaria, incorporándose ao traballo o 26 de decembro.</text:span><text:span text:style-name="T2"/></text:p>
            </text:list-item>
          </text:list>
        </text:list-item>
      </text:list>
      <text:p text:style-name="P4"><text:soft-page-break/><text:span text:style-name="T2">A empresa paga pólizas por valor de 93.156,87 €. Tendo establecidos os seguintes custos medios:</text:span><text:span text:style-name="T2"/></text:p>
      <text:list xml:id="list113242907818670" text:continue-numbering="true" text:style-name="WWNum1">
        <text:list-item>
          <text:list>
            <text:list-item>
              <text:p text:style-name="P3"><text:span text:style-name="T2">Accidentes tipo A: 2.043,44 €</text:span><text:span text:style-name="T2"/></text:p>
            </text:list-item>
            <text:list-item>
              <text:p text:style-name="P3"><text:span text:style-name="T2">Accidentes tipo B: 450,76 €</text:span><text:span text:style-name="T2"/></text:p>
            </text:list-item>
            <text:list-item>
              <text:p text:style-name="P3"><text:span text:style-name="T2">Accidentes tipo C: 180,30 €</text:span><text:span text:style-name="T2"/></text:p>
            </text:list-item>
            <text:list-item>
              <text:p text:style-name="P3"><text:span text:style-name="T2">Accidente tipo D: 108,18 €</text:span><text:span text:style-name="T2"/></text:p>
            </text:list-item>
          </text:list>
        </text:list-item>
      </text:list>
      <text:p text:style-name="P4"><text:span text:style-name="T2">Cales son os custos anuais de accidentes da empresa segundo o método de Simonds?</text:span><text:span text:style-name="T2"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gl" fo:country="ES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2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omic Sans MS"/>
    </style:style>
    <style:style style:name="MT2" style:family="text">
      <style:text-properties style:font-name="Comic Sans MS" style:font-name-complex="Arial2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ORMACIÓN E ORIENTACIÓN LABORAL <text:s text:c="3"/>CURSO 2023/2024<text:tab/><text:tab/></text:span><text:span text:style-name="MT2"><text:page-number text:select-page="current">3</text:page-number></text:span><text:span text:style-name="MT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ES RELATIVAS A COSTES DE LA SINIESTRALIDAD</dc:title>
    <meta:initial-creator>LOISSM</meta:initial-creator>
    <meta:editing-cycles>26</meta:editing-cycles>
    <meta:print-date>2019-05-09T10:06:00</meta:print-date>
    <meta:creation-date>2016-04-25T07:18:00</meta:creation-date>
    <dc:date>2023-11-20T11:32:41.060000000</dc:date>
    <meta:editing-duration>PT52M47S</meta:editing-duration>
    <meta:generator>LibreOffice/7.4.6.2$Windows_X86_64 LibreOffice_project/5b1f5509c2decdade7fda905e3e1429a67acd63d</meta:generator>
    <meta:document-statistic meta:table-count="1" meta:image-count="0" meta:object-count="0" meta:page-count="3" meta:paragraph-count="46" meta:word-count="733" meta:character-count="4502" meta:non-whitespace-character-count="3821"/>
    <meta:user-defined meta:name="AppVersion">16.0000</meta:user-defined>
    <meta:template xlink:type="simple" xlink:actuate="onRequest" xlink:title="PLANTILLA GESTION 2008_09" xlink:href=""/>
  </office:meta>
</office:document-meta>
</file>